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a4c" officeooo:paragraph-rsid="00184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sfvwsfgwsgvsfdgvsd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22:38:45.833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21" meta:non-whitespace-character-count="21"/>
    <meta:generator>LibreOffice/7.1.2.2$Windows_X86_64 LibreOffice_project/8a45595d069ef5570103caea1b71cc9d82b2aae4</meta:generator>
  </office:meta>
</office:document-meta>
</file>